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a052" officeooo:paragraph-rsid="001da052"/>
    </style:style>
    <style:style style:name="P2" style:family="paragraph" style:parent-style-name="Standard" style:list-style-name="L1">
      <style:text-properties officeooo:rsid="001e5285" officeooo:paragraph-rsid="001e5285"/>
    </style:style>
    <style:style style:name="P3" style:family="paragraph" style:parent-style-name="Standard">
      <style:text-properties officeooo:rsid="001e5285" officeooo:paragraph-rsid="001e5285"/>
    </style:style>
    <style:style style:name="P4" style:family="paragraph" style:parent-style-name="Standard">
      <style:text-properties officeooo:rsid="00222334" officeooo:paragraph-rsid="00222334"/>
    </style:style>
    <style:style style:name="P5" style:family="paragraph" style:parent-style-name="Standard">
      <style:text-properties officeooo:rsid="00227040" officeooo:paragraph-rsid="00227040"/>
    </style:style>
    <style:style style:name="P6" style:family="paragraph" style:parent-style-name="Standard">
      <style:text-properties officeooo:rsid="0022ce2f" officeooo:paragraph-rsid="0022ce2f"/>
    </style:style>
    <style:style style:name="P7" style:family="paragraph" style:parent-style-name="Standard">
      <style:text-properties fo:font-weight="bold" officeooo:rsid="0022ce2f" officeooo:paragraph-rsid="0022ce2f" style:font-weight-asian="bold" style:font-weight-complex="bold"/>
    </style:style>
    <style:style style:name="P8" style:family="paragraph" style:parent-style-name="Standard">
      <style:text-properties fo:font-weight="normal" officeooo:rsid="0022ce2f" officeooo:paragraph-rsid="0022ce2f" style:font-weight-asian="normal" style:font-weight-complex="normal"/>
    </style:style>
    <style:style style:name="P9" style:family="paragraph" style:parent-style-name="Standard">
      <style:paragraph-properties fo:break-before="page"/>
      <style:text-properties officeooo:rsid="00227040" officeooo:paragraph-rsid="00227040"/>
    </style:style>
    <style:style style:name="T1" style:family="text">
      <style:text-properties officeooo:rsid="001e5285"/>
    </style:style>
    <style:style style:name="T2" style:family="text">
      <style:text-properties officeooo:rsid="0021081e"/>
    </style:style>
    <style:style style:name="T3" style:family="text">
      <style:text-properties fo:font-weight="bold" style:font-weight-asian="bold" style:font-weight-complex="bold"/>
    </style:style>
    <style:style style:name="T4" style:family="text">
      <style:text-properties officeooo:rsid="002349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c Daling</text:p>
      <text:p text:style-name="P1">9 Apr 2017</text:p>
      <text:p text:style-name="P1">CSE 4252</text:p>
      <text:p text:style-name="P1">Homework 5</text:p>
      <text:p text:style-name="P1"/>
      <text:p text:style-name="P1">1. <text:tab/>The value returned by sizeof(MyClass) will be <text:span text:style-name="T1">the amount of memory a class will use as <text:tab/>determined by the compiler. This depends on several factors including:</text:span></text:p>
      <text:list xml:id="list1359150663567294777" text:style-name="L1">
        <text:list-item>
          <text:p text:style-name="P2">compiler</text:p>
        </text:list-item>
        <text:list-item>
          <text:p text:style-name="P2">non-static data members</text:p>
        </text:list-item>
        <text:list-item>
          <text:p text:style-name="P2">byte alignment</text:p>
        </text:list-item>
        <text:list-item>
          <text:p text:style-name="P2">inheritance and base classes</text:p>
        </text:list-item>
        <text:list-item>
          <text:p text:style-name="P2">order of data members</text:p>
        </text:list-item>
      </text:list>
      <text:p text:style-name="P3"/>
      <text:p text:style-name="P3">2. <text:tab/><text:span text:style-name="T2">Lambda expressions provide a convenient way to write in-line nameless functions. They are normally used in place of functions when the function is trivial or would only be called once. Additionally, they allow for the “capturing” of variables that are in the local block scope when the lambda is created.</text:span></text:p>
      <text:p text:style-name="P4"/>
      <text:p text:style-name="P5">Examples: (lambdas are in bold)</text:p>
      <text:p text:style-name="P5">int main(){</text:p>
      <text:p text:style-name="P5"/>
      <text:p text:style-name="P5"><text:tab/>//function checks if passed in value is 2*i</text:p>
      <text:p text:style-name="P5"><text:tab/>int i = 10;</text:p>
      <text:p text:style-name="P5"><text:tab/>if(<text:span text:style-name="T3">[i](int j)-&gt;bool {return i*2 == j;}(20)</text:span>)</text:p>
      <text:p text:style-name="P5"><text:tab/><text:tab/>cout &lt;&lt; "Double" &lt;&lt; endl;</text:p>
      <text:p text:style-name="P5"><text:tab/>else</text:p>
      <text:p text:style-name="P5"><text:tab/><text:tab/>cout &lt;&lt; "Not double." &lt;&lt; endl; </text:p>
      <text:p text:style-name="P5"><text:tab/></text:p>
      <text:p text:style-name="P5"><text:tab/>//function returns each int in list greater than 5</text:p>
      <text:p text:style-name="P5"><text:tab/>list&lt;int&gt; int_list; //generic list of ints</text:p>
      <text:p text:style-name="P5"><text:tab/>//print each number in list greater than i</text:p>
      <text:p text:style-name="P5"><text:tab/>std::for_each(int_list.begin(),int_list.end(), <text:span text:style-name="T3">[i](int d){if(d &gt; i){ cout &lt;&lt; d &lt;&lt; endl;}</text:span>);</text:p>
      <text:p text:style-name="P5"><text:tab/></text:p>
      <text:p text:style-name="P5">}</text:p>
      <text:p text:style-name="P5"/>
      <text:p text:style-name="P9"/>
      <text:p text:style-name="P5">3.</text:p>
      <text:p text:style-name="P5"/>
      <text:p text:style-name="P7">vector&lt;int&gt; v;</text:p>
      <text:p text:style-name="P7">// Add some elements</text:p>
      <text:p text:style-name="P7">for(int i=0; i&lt;10; ++i)</text:p>
      <text:p text:style-name="P7"><text:s/>v.push_back(i);</text:p>
      <text:p text:style-name="P7">int* my_favorite_element_ptr = &amp;v[3];</text:p>
      <text:p text:style-name="P7">cout &lt;&lt; "My favorite element = " &lt;&lt; (*my_favorite_element_ptr) &lt;&lt; endl;</text:p>
      <text:p text:style-name="P7">cout &lt;&lt; "Its address = " &lt;&lt; my_favorite_element_ptr &lt;&lt; endl;</text:p>
      <text:p text:style-name="P6"/>
      <text:p text:style-name="P6">This section creates a vector objects and fills it with ints. It creates a pointer to the fourth element (3) of the vector and prints the dereferenced value of the pointer (3) and actual value (memory address of the fourth element).</text:p>
      <text:p text:style-name="P6"/>
      <text:p text:style-name="P7">cout &lt;&lt; "Adding more elements…"&lt;&lt; endl;</text:p>
      <text:p text:style-name="P7">// Adding more elements</text:p>
      <text:p text:style-name="P7">for(int i=0; i&lt;100; ++i)</text:p>
      <text:p text:style-name="P7"><text:s/>v.push_back(i*10);</text:p>
      <text:p text:style-name="P7"/>
      <text:p text:style-name="P8">This section just adds more elements using the push_back() function, which reallocates memory if the new size exceeds the capacity of the vector. According to C++ documentation for std::vector, this may invalidate any iterators or pointers to the vector.</text:p>
      <text:p text:style-name="P8"/>
      <text:p text:style-name="P7">cout &lt;&lt; "My favorite element = " &lt;&lt; (*my_favorite_element_ptr) &lt;&lt; endl;</text:p>
      <text:p text:style-name="P7">cout &lt;&lt; "Its address = " &lt;&lt; &amp;v[3] &lt;&lt; endl;</text:p>
      <text:p text:style-name="P7">}</text:p>
      <text:p text:style-name="P7"/>
      <text:p text:style-name="P8">Here, the code prints the dereferenced value of the previously created pointer as well as the memory address of the fourth element of the vector. Here, &amp;v[3] returns a different memory address as my_favorite_element_ptr, indicating that reallocation of memory occurred when <text:s/>new elements were inserted. </text:p>
      <text:p text:style-name="P8"/>
      <text:p text:style-name="P8">I copied the code and ran it. I expected that, after the addition of new elements, (*my_favorite_element_ptr) would not return 3 because the <text:span text:style-name="T4">pointer would no</text:span> longer <text:span text:style-name="T4">be</text:span> valid; however, it did return 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21:16:00.220553935</meta:creation-date>
    <dc:date>2017-04-09T23:58:49.883942441</dc:date>
    <meta:editing-duration>PT35M34S</meta:editing-duration>
    <meta:editing-cycles>1</meta:editing-cycles>
    <meta:document-statistic meta:table-count="0" meta:image-count="0" meta:object-count="0" meta:page-count="2" meta:paragraph-count="45" meta:word-count="410" meta:character-count="2498" meta:non-whitespace-character-count="2113"/>
    <meta:generator>LibreOffice/5.1.6.2$Linux_X86_64 LibreOffice_project/10m0$Build-2</meta:generator>
  </office:meta>
</office:document-meta>
</file>